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tyle="italic" style:text-underline-style="solid" style:text-underline-width="auto" style:text-underline-color="font-color" fo:font-weight="bold" officeooo:rsid="00013467" officeooo:paragraph-rsid="00013467" style:font-style-asian="italic" style:font-weight-asian="bold" style:font-style-complex="italic" style:font-weight-complex="bold"/>
    </style:style>
    <style:style style:name="P2" style:family="paragraph" style:parent-style-name="Standard">
      <style:paragraph-properties fo:margin-top="0.0398in" fo:margin-bottom="0.0398in" loext:contextual-spacing="false" fo:line-height="115%" fo:text-align="justify" style:justify-single-word="false"/>
      <style:text-properties fo:font-style="italic" fo:font-weight="normal" officeooo:rsid="00013467" officeooo:paragraph-rsid="00013467" style:font-style-asian="italic" style:font-weight-asian="normal" style:font-style-complex="italic" style:font-weight-complex="normal"/>
    </style:style>
    <style:style style:name="P3" style:family="paragraph" style:parent-style-name="Standard">
      <style:paragraph-properties fo:margin-top="0.0398in" fo:margin-bottom="0.0398in" loext:contextual-spacing="false" fo:line-height="115%" fo:text-align="justify" style:justify-single-word="false"/>
      <style:text-properties fo:font-style="italic" fo:font-weight="normal" officeooo:rsid="00013467" officeooo:paragraph-rsid="00086c42" style:font-style-asian="italic" style:font-weight-asian="normal" style:font-style-complex="italic" style:font-weight-complex="normal"/>
    </style:style>
    <style:style style:name="P4" style:family="paragraph" style:parent-style-name="Standard">
      <style:paragraph-properties fo:margin-top="0.0398in" fo:margin-bottom="0.0398in" loext:contextual-spacing="false" fo:line-height="115%" fo:text-align="justify" style:justify-single-word="false"/>
      <style:text-properties fo:font-style="italic" fo:font-weight="normal" officeooo:rsid="0003cfb8" officeooo:paragraph-rsid="0003cfb8" style:font-style-asian="italic" style:font-weight-asian="normal" style:font-style-complex="italic" style:font-weight-complex="normal"/>
    </style:style>
    <style:style style:name="P5" style:family="paragraph" style:parent-style-name="Standard">
      <style:paragraph-properties fo:margin-top="0.0398in" fo:margin-bottom="0.0398in" loext:contextual-spacing="false" fo:line-height="115%" fo:text-align="justify" style:justify-single-word="false"/>
      <style:text-properties fo:font-style="italic" fo:font-weight="normal" officeooo:rsid="00086c42" officeooo:paragraph-rsid="00086c42" style:font-style-asian="italic" style:font-weight-asian="normal" style:font-style-complex="italic" style:font-weight-complex="normal"/>
    </style:style>
    <style:style style:name="T1" style:family="text">
      <style:text-properties officeooo:rsid="00018f65"/>
    </style:style>
    <style:style style:name="T2" style:family="text">
      <style:text-properties officeooo:rsid="00029ab6"/>
    </style:style>
    <style:style style:name="T3" style:family="text">
      <style:text-properties officeooo:rsid="0005a6be"/>
    </style:style>
    <style:style style:name="T4" style:family="text">
      <style:text-properties officeooo:rsid="00086c42"/>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I woke up at the crack of dawn. I was at sixes and sevens. <text:span text:style-name="T1">Today was my day to go to the library with my friend, John. I was a bee in one’s <text:s/>bonnet running through my mind, I was born with a silver spoon in my mouth. I took my breakfast <text:s/>as <text:s/>fast as a deer. John and I were as happy s a lark. My mother dropped me at my John’s house and my mother went back to the house. He waved his hand to my mother. I came at the eleventh hour. He welcomed me with open arms . I went to the house to find his parents waiting for him. We all prepared ourself and we went to the library.</text:span></text:p>
      <text:p text:style-name="P3"><text:tab/><text:span text:style-name="T2">In the drop of a hat, we all were all ready to go to the library. We reached Lametuya Library at eleven in the morning. The library was a bee hive of activities. John's parent told us goodbye and we went to the computers. We found a librarian putting some new books their index. We went to the computers and I searched for the book <text:s text:c="2"/></text:span></text:p>
      <text:p text:style-name="P4">the life of crime. I wrote the author and told me row 6 column D. I went there and found the book with many other books written by the same author. John searched for The <text:span text:style-name="T4">crimes facing our country Kenya</text:span> and the computer said row 16 column R. He <text:s/>went to <text:span text:style-name="T3">row 16 and climbed a ladder and found the book. </text:span></text:p>
      <text:p text:style-name="P4"><text:tab/><text:span text:style-name="T3">We sat down and started to read. We were very fast readers so for an hour, we had already done</text:span></text:p>
      <text:p text:style-name="P5">reading. We went to the computers and started reading online newspapers to find out more about the crime in the country. We also read some magazines taking about crimes in Kenya like terrorism, corruption, bribery and many more.</text:p>
      <text:p text:style-name="P5"><text:tab/>We stayed for 5 hours and we went buck home. I will never forget this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text-underline-style="solid" style:text-underline-width="auto" style:text-underline-color="font-color" fo:font-weight="bold" officeooo:rsid="00013467" officeooo:paragraph-rsid="00013467"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LE PG 76 GUIDED COMPOS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5:54:37.352686818</meta:creation-date>
    <dc:date>2020-04-16T17:17:00.027637696</dc:date>
    <meta:editing-duration>PT9M37S</meta:editing-duration>
    <meta:editing-cycles>1</meta:editing-cycles>
    <meta:document-statistic meta:table-count="0" meta:image-count="0" meta:object-count="0" meta:page-count="1" meta:paragraph-count="7" meta:word-count="329" meta:character-count="1635" meta:non-whitespace-character-count="1301"/>
    <meta:generator>LibreOffice/6.0.7.3$Linux_X86_64 LibreOffice_project/00m0$Build-3</meta:generator>
  </office:meta>
</office:document-meta>
</file>